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zar1" svg:font-family="Ecz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aa9f4" officeooo:paragraph-rsid="000aa9f4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aa9f4" officeooo:paragraph-rsid="000aa9f4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a9f4" officeooo:paragraph-rsid="000aa9f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a108" officeooo:paragraph-rsid="000ea108" style:font-size-asian="10.5pt" style:font-weight-asian="normal" style:font-size-complex="12pt" style:font-weight-complex="normal"/>
    </style:style>
    <style:style style:name="T1" style:family="text">
      <style:text-properties officeooo:rsid="000cee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troduction générale au d</text:span>roit</text:p>
      <text:p text:style-name="P1"/>
      <text:p text:style-name="P1"/>
      <text:p text:style-name="P2">Séance 1 :</text:p>
      <text:p text:style-name="P2"/>
      <text:p text:style-name="P4">Le marquis de Sad</text:p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zar1" svg:font-family="Ecz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08:58:21.754224652</meta:creation-date>
    <dc:date>2018-09-25T09:54:47.443456261</dc:date>
    <meta:editing-duration>PT46M16S</meta:editing-duration>
    <meta:editing-cycles>4</meta:editing-cycles>
    <meta:generator>LibreOffice/6.1.1.2$Linux_X86_64 LibreOffice_project/10$Build-2</meta:generator>
    <meta:document-statistic meta:table-count="0" meta:image-count="0" meta:object-count="0" meta:page-count="1" meta:paragraph-count="3" meta:word-count="11" meta:character-count="57" meta:non-whitespace-character-count="49"/>
  </office:meta>
</office:document-meta>
</file>